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Symbol" style:font-charset="x-symbol" fo:font-size="20pt" style:font-family-asian="Symbol" style:font-charset-asian="x-symbol" style:font-size-asian="20pt" style:font-family-complex="Symbol" style:font-charset-complex="x-symbol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Symbol" style:font-charset="x-symbol" fo:font-size="20pt" fo:font-style="normal" fo:text-shadow="none" style:text-underline-style="none" fo:font-weight="normal" style:letter-kerning="true" style:font-family-asian="Symbol" style:font-charset-asian="x-symbol" style:font-size-asian="20pt" style:font-style-asian="normal" style:font-weight-asian="normal" style:font-family-complex="Symbol" style:font-charset-complex="x-symbo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3.585cm" svg:y1="21.302cm" svg:x2="18.78cm" svg:y2="21.32cm">
          <text:p/>
        </draw:line>
        <draw:line draw:style-name="gr1" draw:text-style-name="P1" draw:layer="layout" svg:x1="3.54cm" svg:y1="16.24cm" svg:x2="8.62cm" svg:y2="16.24cm">
          <text:p/>
        </draw:line>
        <draw:line draw:style-name="gr1" draw:text-style-name="P1" draw:layer="layout" svg:x1="8.62cm" svg:y1="16.24cm" svg:x2="8.62cm" svg:y2="21.32cm">
          <text:p/>
        </draw:line>
        <draw:line draw:style-name="gr1" draw:text-style-name="P1" draw:layer="layout" svg:x1="13.7cm" svg:y1="6.08cm" svg:x2="3.54cm" svg:y2="16.24cm">
          <text:p/>
        </draw:line>
        <draw:line draw:style-name="gr1" draw:text-style-name="P1" draw:layer="layout" svg:x1="8.62cm" svg:y1="11.16cm" svg:x2="18.78cm" svg:y2="21.32cm">
          <text:p/>
        </draw:line>
        <draw:line draw:style-name="gr1" draw:text-style-name="P1" draw:layer="layout" svg:x1="13.7cm" svg:y1="16.24cm" svg:x2="18.78cm" svg:y2="11.16cm">
          <text:p/>
        </draw:line>
        <draw:line draw:style-name="gr1" draw:text-style-name="P1" draw:layer="layout" svg:x1="3.54cm" svg:y1="6.08cm" svg:x2="18.78cm" svg:y2="6.08cm">
          <text:p/>
        </draw:line>
        <draw:line draw:style-name="gr1" draw:text-style-name="P1" draw:layer="layout" svg:x1="3.54cm" svg:y1="6.08cm" svg:x2="3.54cm" svg:y2="21.32cm">
          <text:p/>
        </draw:line>
        <draw:line draw:style-name="gr1" draw:text-style-name="P1" draw:layer="layout" svg:x1="18.78cm" svg:y1="6.08cm" svg:x2="18.78cm" svg:y2="21.32cm">
          <text:p/>
        </draw:line>
        <draw:frame draw:style-name="gr2" draw:text-style-name="P3" draw:layer="layout" svg:width="1.247cm" svg:height="1.115cm" svg:x="11.16cm" svg:y="8.493cm">
          <draw:text-box>
            <text:p text:style-name="P2"><text:span text:style-name="T1"></text:span><text:span text:style-name="T1">2</text:span></text:p>
          </draw:text-box>
        </draw:frame>
        <draw:frame draw:style-name="gr3" draw:text-style-name="P2" draw:layer="layout" svg:width="0.858cm" svg:height="1.115cm" svg:x="7.985cm" svg:y="5.981cm">
          <draw:text-box>
            <text:p text:style-name="P2"><text:span text:style-name="T1">2</text:span></text:p>
          </draw:text-box>
        </draw:frame>
        <draw:frame draw:style-name="gr2" draw:text-style-name="P3" draw:layer="layout" svg:width="1.247cm" svg:height="1.115cm" svg:x="11.16cm" svg:y="12.839cm">
          <draw:text-box>
            <text:p text:style-name="P2"><text:span text:style-name="T1"></text:span><text:span text:style-name="T1">2</text:span></text:p>
          </draw:text-box>
        </draw:frame>
        <draw:frame draw:style-name="gr2" draw:text-style-name="P3" draw:layer="layout" svg:width="1.247cm" svg:height="1.115cm" svg:x="15.097cm" svg:y="12.712cm">
          <draw:text-box>
            <text:p text:style-name="P2"><text:span text:style-name="T1"></text:span><text:span text:style-name="T1">2</text:span></text:p>
          </draw:text-box>
        </draw:frame>
        <draw:frame draw:style-name="gr2" draw:text-style-name="P3" draw:layer="layout" svg:width="1.247cm" svg:height="1.115cm" svg:x="15.501cm" svg:y="17.256cm">
          <draw:text-box>
            <text:p text:style-name="P2"><text:span text:style-name="T1"></text:span><text:span text:style-name="T1">2</text:span></text:p>
          </draw:text-box>
        </draw:frame>
        <draw:frame draw:style-name="gr2" draw:text-style-name="P3" draw:layer="layout" svg:width="1.247cm" svg:height="1.115cm" svg:x="5.976cm" svg:y="13.347cm">
          <draw:text-box>
            <text:p text:style-name="P2"><text:span text:style-name="T1"></text:span><text:span text:style-name="T1">2</text:span></text:p>
          </draw:text-box>
        </draw:frame>
        <draw:frame draw:style-name="gr2" draw:text-style-name="P3" draw:layer="layout" svg:width="1.603cm" svg:height="1.115cm" svg:x="7.017cm" svg:y="9.918cm">
          <draw:text-box>
            <text:p text:style-name="P2"><text:span text:style-name="T1">22</text:span></text:p>
          </draw:text-box>
        </draw:frame>
        <draw:frame draw:style-name="gr2" draw:text-style-name="P3" draw:layer="layout" svg:width="1.603cm" svg:height="1.115cm" svg:x="12.176cm" svg:y="16.367cm">
          <draw:text-box>
            <text:p text:style-name="P2"><text:span text:style-name="T1">22</text:span></text:p>
          </draw:text-box>
        </draw:frame>
        <draw:frame draw:style-name="gr3" draw:text-style-name="P2" draw:layer="layout" svg:width="0.858cm" svg:height="1.115cm" svg:x="3.54cm" svg:y="9.763cm">
          <draw:text-box>
            <text:p text:style-name="P2"><text:span text:style-name="T1">2</text:span></text:p>
          </draw:text-box>
        </draw:frame>
        <draw:frame draw:style-name="gr3" draw:text-style-name="P2" draw:layer="layout" svg:width="0.858cm" svg:height="1.115cm" svg:x="13.223cm" svg:y="20.205cm">
          <draw:text-box>
            <text:p text:style-name="P2"><text:span text:style-name="T1">2</text:span></text:p>
          </draw:text-box>
        </draw:frame>
        <draw:frame draw:style-name="gr3" draw:text-style-name="P2" draw:layer="layout" svg:width="0.858cm" svg:height="1.115cm" svg:x="5.603cm" svg:y="16.268cm">
          <draw:text-box>
            <text:p text:style-name="P2"><text:span text:style-name="T1">1</text:span></text:p>
          </draw:text-box>
        </draw:frame>
        <draw:frame draw:style-name="gr3" draw:text-style-name="P2" draw:layer="layout" svg:width="0.858cm" svg:height="1.115cm" svg:x="7.731cm" svg:y="17.792cm">
          <draw:text-box>
            <text:p text:style-name="P2"><text:span text:style-name="T1">1</text:span></text:p>
          </draw:text-box>
        </draw:frame>
        <draw:frame draw:style-name="gr3" draw:text-style-name="P2" draw:layer="layout" svg:width="0.858cm" svg:height="1.115cm" svg:x="3.444cm" svg:y="17.919cm">
          <draw:text-box>
            <text:p text:style-name="P2"><text:span text:style-name="T1">1</text:span></text:p>
          </draw:text-box>
        </draw:frame>
        <draw:frame draw:style-name="gr3" draw:text-style-name="P2" draw:layer="layout" svg:width="0.858cm" svg:height="1.115cm" svg:x="5.603cm" svg:y="20.05cm">
          <draw:text-box>
            <text:p text:style-name="P2"><text:span text:style-name="T1">1</text:span></text:p>
          </draw:text-box>
        </draw:frame>
        <draw:frame draw:style-name="gr3" draw:text-style-name="P2" draw:layer="layout" svg:width="0.858cm" svg:height="1.115cm" svg:x="15.763cm" svg:y="5.981cm">
          <draw:text-box>
            <text:p text:style-name="P2"><text:span text:style-name="T1">1</text:span></text:p>
          </draw:text-box>
        </draw:frame>
        <draw:frame draw:style-name="gr3" draw:text-style-name="P2" draw:layer="layout" svg:width="0.858cm" svg:height="1.115cm" svg:x="18.018cm" svg:y="8.013cm">
          <draw:text-box>
            <text:p text:style-name="P2"><text:span text:style-name="T1">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1T15:38:33.25</meta:creation-date>
    <dc:date>2012-06-11T16:09:10.72</dc:date>
    <meta:editing-duration>PT15M24S</meta:editing-duration>
    <meta:editing-cycles>3</meta:editing-cycles>
    <meta:generator>LibreOffice/3.4$Win32 LibreOffice_project/340m1$Build-402</meta:generator>
    <meta:document-statistic meta:object-count="25"/>
  </office:meta>
</office:document-meta>
</file>